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Nadpis1" style:family="paragraph">
      <style:text-properties style:font-name-complex="Calibri"/>
    </style:style>
    <style:style style:name="P19" style:parent-style-name="Nadpis1" style:family="paragraph">
      <style:text-properties style:font-name-complex="Calibri"/>
    </style:style>
    <style:style style:name="P20" style:parent-style-name="Základnítext" style:family="paragraph">
      <style:paragraph-properties fo:margin-top="0in" fo:margin-bottom="0in" fo:line-height="100%">
        <style:tab-stops>
          <style:tab-stop style:type="center" style:position="4.3312in"/>
        </style:tab-stops>
      </style:paragraph-properties>
    </style:style>
    <style:style style:name="P21" style:parent-style-name="Základnítext" style:family="paragraph">
      <style:paragraph-properties fo:margin-top="0in" fo:margin-bottom="0in" fo:line-height="100%">
        <style:tab-stops>
          <style:tab-stop style:type="center" style:position="4.3312in"/>
        </style:tab-stops>
      </style:paragraph-properties>
    </style:style>
    <style:style style:name="P22" style:parent-style-name="Základnítext" style:family="paragraph">
      <style:paragraph-properties>
        <style:tab-stops>
          <style:tab-stop style:type="center" style:position="4.3312in"/>
        </style:tab-stops>
      </style:paragraph-properties>
    </style:style>
    <style:style style:name="P23" style:parent-style-name="Normální" style:family="paragraph">
      <style:text-properties style:font-name-complex="Calibri" fo:font-weight="bold" style:font-weight-asian="bold" fo:color="#008576"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46/2023</text:p>
            <text:p text:style-name="Normální">KVOP-40407/2023</text:p>
            <text:p text:style-name="Normální">30. 10. 2023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Vážený pan</text:p>
            <text:p text:style-name="Normální">M. B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</table:table-cell>
        </table:table-row>
      </table:table>
      <text:h text:style-name="P18" text:outline-level="1">Sdělení o vyřízení žádosti o informace</text:h>
      <text:h text:style-name="P19" text:outline-level="1">podle zákona č. 106/1999 Sb., o svobodném přístupu k informacím</text:h>
      <text:p text:style-name="Základnítext">Vážený pane B.,</text:p>
      <text:p text:style-name="Základnítext">dne 23. října 2023 obdržela Kancelář veřejného ochránce práv Vaši žádost o informace. Žádáte o zaslání trestního zákoníku a dalších předpisů.<text:s/></text:p>
      <text:p text:style-name="Základnítext">Trestní zákoník a další předpisy zasílám v příloze. Současně zasílám i informační letáky, ze kterých se dozvíte, v jakých věcech a jakým způsobem se můžete obracet na veřejného ochránce práv.</text:p>
      <text:p text:style-name="Základnítext">S pozdravem</text:p>
      <text:p text:style-name="Základnítext"/>
      <text:p text:style-name="P20"><text:tab/>JUDr. Pavel<text:s/>Pořízek, Ph.D.<text:s/></text:p>
      <text:p text:style-name="P21"><text:tab/>vedoucí Kanceláře veřejného ochránce práv</text:p>
      <text:p text:style-name="P22"/>
      <text:p text:style-name="Základnítext"/>
      <text:p text:style-name="Normální"/>
      <text:p text:style-name="P23">Přílohy</text:p>
      <text:p text:style-name="Normální">- leták Ombudsman</text:p>
      <text:p text:style-name="Normální">- leták Věznice</text:p>
      <text:p text:style-name="Normální">- trestní zákoník</text:p>
      <text:p text:style-name="Normální">- zákon o výkonu trestu odnětí svobody</text:p>
      <text:p text:style-name="Normální">- zákon o výkonu vazby</text:p>
      <text:p text:style-name="Normální">- vyhláška Ministerstva spravedlnosti, kterou se vydává řád výkonu trestu odnětí svobody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6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XTC2*</text:span></text:p>
        <text:p text:style-name="P12"><text:span text:style-name="T13">KVOPX00DXTC2</text:span>KVOPX00DXTC2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11-29T10:54:00Z</meta:creation-date>
    <dc:date>2023-11-29T10:56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1" meta:paragraph-count="1" meta:word-count="126" meta:character-count="875" meta:row-count="6" meta:non-whitespace-character-count="750"/>
  </office:meta>
</office:document-meta>
</file>